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48e" officeooo:paragraph-rsid="00009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ahoma" svg:font-family="Tahoma" style:font-family-generic="system" style:font-pitch="variable"/>
  </office:font-face-decls>
  <office:styles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4:31:13.686032475</meta:creation-date>
    <dc:date>2021-04-09T14:31:21.085992636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7.2.0.0.alpha0$Linux_X86_64 LibreOffice_project/d05009933f468d4b048cedf7244a41a4f8048ca7</meta:generator>
  </office:meta>
</office:document-meta>
</file>